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4">
      <style:paragraph-properties fo:text-align="justify" style:justify-single-word="false"/>
      <style:text-properties officeooo:rsid="000e9413" officeooo:paragraph-rsid="002039ba"/>
    </style:style>
    <style:style style:name="P2" style:family="paragraph" style:parent-style-name="Standard">
      <style:paragraph-properties fo:text-align="justify" style:justify-single-word="false"/>
      <style:text-properties officeooo:rsid="000e9413" officeooo:paragraph-rsid="002039ba"/>
    </style:style>
    <style:style style:name="P3" style:family="paragraph" style:parent-style-name="Standard" style:list-style-name="L7">
      <style:paragraph-properties fo:text-align="justify" style:justify-single-word="false"/>
      <style:text-properties fo:font-weight="bold" officeooo:paragraph-rsid="000fee91" style:font-weight-asian="bold" style:font-weight-complex="bold"/>
    </style:style>
    <style:style style:name="P4" style:family="paragraph" style:parent-style-name="Standard" style:list-style-name="L7">
      <style:paragraph-properties fo:text-align="justify" style:justify-single-word="false"/>
      <style:text-properties officeooo:rsid="0012ec65" officeooo:paragraph-rsid="0012ec65"/>
    </style:style>
    <style:style style:name="P5" style:family="paragraph" style:parent-style-name="Standard" style:list-style-name="L7">
      <style:paragraph-properties fo:text-align="justify" style:justify-single-word="false"/>
      <style:text-properties officeooo:rsid="0012ec65" officeooo:paragraph-rsid="00151e01"/>
    </style:style>
    <style:style style:name="P6" style:family="paragraph" style:parent-style-name="Standard">
      <style:paragraph-properties fo:text-align="justify" style:justify-single-word="false"/>
      <style:text-properties officeooo:rsid="0012ec65" officeooo:paragraph-rsid="00151e01"/>
    </style:style>
    <style:style style:name="P7" style:family="paragraph" style:parent-style-name="Standard" style:list-style-name="L7">
      <style:paragraph-properties fo:text-align="justify" style:justify-single-word="false"/>
      <style:text-properties officeooo:paragraph-rsid="000fee91"/>
    </style:style>
    <style:style style:name="P8" style:family="paragraph" style:parent-style-name="Standard">
      <style:paragraph-properties fo:text-align="justify" style:justify-single-word="false"/>
      <style:text-properties officeooo:paragraph-rsid="000fee91"/>
    </style:style>
    <style:style style:name="P9" style:family="paragraph" style:parent-style-name="Standard">
      <style:paragraph-properties fo:text-align="justify" style:justify-single-word="false"/>
      <style:text-properties officeooo:paragraph-rsid="00226090"/>
    </style:style>
    <style:style style:name="P10" style:family="paragraph" style:parent-style-name="Standard">
      <style:paragraph-properties fo:text-align="justify" style:justify-single-word="false"/>
      <style:text-properties officeooo:paragraph-rsid="0029c104"/>
    </style:style>
    <style:style style:name="P11" style:family="paragraph" style:parent-style-name="Standard" style:list-style-name="L7">
      <style:paragraph-properties fo:text-align="justify" style:justify-single-word="false"/>
      <style:text-properties officeooo:rsid="0018318c" officeooo:paragraph-rsid="0018318c"/>
    </style:style>
    <style:style style:name="P12" style:family="paragraph" style:parent-style-name="Standard">
      <style:paragraph-properties fo:text-align="justify" style:justify-single-word="false"/>
      <style:text-properties officeooo:rsid="0018318c" officeooo:paragraph-rsid="0018318c"/>
    </style:style>
    <style:style style:name="P13" style:family="paragraph" style:parent-style-name="Standard">
      <style:paragraph-properties fo:text-align="justify" style:justify-single-word="false"/>
      <style:text-properties officeooo:rsid="0018318c" officeooo:paragraph-rsid="002039ba"/>
    </style:style>
    <style:style style:name="P14" style:family="paragraph" style:parent-style-name="Standard" style:list-style-name="L14">
      <style:paragraph-properties fo:text-align="justify" style:justify-single-word="false"/>
      <style:text-properties officeooo:rsid="001ca22c" officeooo:paragraph-rsid="002039ba"/>
    </style:style>
    <style:style style:name="P15" style:family="paragraph" style:parent-style-name="Standard" style:list-style-name="L9">
      <style:paragraph-properties fo:text-align="justify" style:justify-single-word="false"/>
      <style:text-properties officeooo:rsid="001caf62" officeooo:paragraph-rsid="002039ba"/>
    </style:style>
    <style:style style:name="P16" style:family="paragraph" style:parent-style-name="Standard" style:list-style-name="L13">
      <style:paragraph-properties fo:text-align="justify" style:justify-single-word="false"/>
      <style:text-properties officeooo:rsid="001caf62" officeooo:paragraph-rsid="002039ba"/>
    </style:style>
    <style:style style:name="P17" style:family="paragraph" style:parent-style-name="Standard">
      <style:paragraph-properties fo:text-align="justify" style:justify-single-word="false"/>
      <style:text-properties officeooo:rsid="001caf62" officeooo:paragraph-rsid="002039ba"/>
    </style:style>
    <style:style style:name="P18" style:family="paragraph" style:parent-style-name="Standard" style:list-style-name="L14">
      <style:paragraph-properties fo:text-align="justify" style:justify-single-word="false"/>
      <style:text-properties officeooo:rsid="001db369" officeooo:paragraph-rsid="002039ba"/>
    </style:style>
    <style:style style:name="P19" style:family="paragraph" style:parent-style-name="Standard" style:list-style-name="L15">
      <style:paragraph-properties fo:text-align="justify" style:justify-single-word="false"/>
      <style:text-properties officeooo:rsid="001db369" officeooo:paragraph-rsid="002039ba"/>
    </style:style>
    <style:style style:name="P20" style:family="paragraph" style:parent-style-name="Standard">
      <style:paragraph-properties fo:text-align="justify" style:justify-single-word="false"/>
      <style:text-properties officeooo:rsid="001db369" officeooo:paragraph-rsid="002039ba"/>
    </style:style>
    <style:style style:name="P21" style:family="paragraph" style:parent-style-name="Standard">
      <style:paragraph-properties fo:text-align="justify" style:justify-single-word="false"/>
      <style:text-properties officeooo:rsid="0022182c" officeooo:paragraph-rsid="0022182c"/>
    </style:style>
    <style:style style:name="P22" style:family="paragraph" style:parent-style-name="Standard">
      <style:paragraph-properties fo:text-align="justify" style:justify-single-word="false"/>
      <style:text-properties officeooo:rsid="00242d92" officeooo:paragraph-rsid="00242d92"/>
    </style:style>
    <style:style style:name="P23" style:family="paragraph" style:parent-style-name="Standard">
      <style:paragraph-properties fo:text-align="justify" style:justify-single-word="false"/>
      <style:text-properties officeooo:rsid="0024cb61" officeooo:paragraph-rsid="0024cb61"/>
    </style:style>
    <style:style style:name="P24" style:family="paragraph" style:parent-style-name="Standard">
      <style:paragraph-properties fo:text-align="justify" style:justify-single-word="false"/>
      <style:text-properties officeooo:rsid="00253ca1" officeooo:paragraph-rsid="00253ca1"/>
    </style:style>
    <style:style style:name="P25" style:family="paragraph" style:parent-style-name="Standard">
      <style:paragraph-properties fo:text-align="justify" style:justify-single-word="false"/>
      <style:text-properties officeooo:rsid="0027c362" officeooo:paragraph-rsid="0027c362"/>
    </style:style>
    <style:style style:name="P26" style:family="paragraph" style:parent-style-name="Standard">
      <style:paragraph-properties fo:text-align="justify" style:justify-single-word="false"/>
      <style:text-properties officeooo:rsid="0029986a" officeooo:paragraph-rsid="0029986a"/>
    </style:style>
    <style:style style:name="P27" style:family="paragraph" style:parent-style-name="Standard">
      <style:paragraph-properties fo:text-align="justify" style:justify-single-word="false"/>
      <style:text-properties officeooo:rsid="0029c104" officeooo:paragraph-rsid="0029c104"/>
    </style:style>
    <style:style style:name="P28" style:family="paragraph">
      <style:paragraph-properties fo:text-align="center"/>
    </style:style>
    <style:style style:name="T1" style:family="text">
      <style:text-properties officeooo:rsid="000e9413"/>
    </style:style>
    <style:style style:name="T2" style:family="text">
      <style:text-properties officeooo:rsid="000fee91"/>
    </style:style>
    <style:style style:name="T3" style:family="text">
      <style:text-properties officeooo:rsid="00117202"/>
    </style:style>
    <style:style style:name="T4" style:family="text">
      <style:text-properties fo:font-weight="bold" officeooo:rsid="000fee91" style:font-weight-asian="bold" style:font-weight-complex="bold"/>
    </style:style>
    <style:style style:name="T5" style:family="text">
      <style:text-properties fo:font-weight="bold" officeooo:rsid="000d0d08"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0fee91" style:font-style-asian="italic" style:font-style-complex="italic"/>
    </style:style>
    <style:style style:name="T8" style:family="text">
      <style:text-properties fo:font-style="italic" officeooo:rsid="00117202" style:font-style-asian="italic" style:font-style-complex="italic"/>
    </style:style>
    <style:style style:name="T9" style:family="text">
      <style:text-properties fo:font-style="italic" officeooo:rsid="0014cf89" style:font-style-asian="italic" style:font-style-complex="italic"/>
    </style:style>
    <style:style style:name="T10" style:family="text">
      <style:text-properties officeooo:rsid="001389f1"/>
    </style:style>
    <style:style style:name="T11" style:family="text">
      <style:text-properties officeooo:rsid="0014cf89"/>
    </style:style>
    <style:style style:name="T12" style:family="text">
      <style:text-properties officeooo:rsid="001975c3"/>
    </style:style>
    <style:style style:name="T13" style:family="text">
      <style:text-properties officeooo:rsid="001bb268"/>
    </style:style>
    <style:style style:name="T14" style:family="text">
      <style:text-properties officeooo:rsid="001ca22c"/>
    </style:style>
    <style:style style:name="T15" style:family="text">
      <style:text-properties officeooo:rsid="001caf62"/>
    </style:style>
    <style:style style:name="T16" style:family="text">
      <style:text-properties officeooo:rsid="001db369"/>
    </style:style>
    <style:style style:name="T17" style:family="text">
      <style:text-properties officeooo:rsid="001e67cc"/>
    </style:style>
    <style:style style:name="T18" style:family="text">
      <style:text-properties officeooo:rsid="002039ba"/>
    </style:style>
    <style:style style:name="T19" style:family="text">
      <style:text-properties officeooo:rsid="0022182c"/>
    </style:style>
    <style:style style:name="T20" style:family="text">
      <style:text-properties fo:language="en" fo:country="US"/>
    </style:style>
    <style:style style:name="T21" style:family="text">
      <style:text-properties officeooo:rsid="0026d6c1"/>
    </style:style>
    <style:style style:name="T22" style:family="text">
      <style:text-properties officeooo:rsid="0027c362"/>
    </style:style>
    <style:style style:name="T23" style:family="text">
      <style:text-properties officeooo:rsid="0028a30b"/>
    </style:style>
    <style:style style:name="T24" style:family="text">
      <style:text-properties officeooo:rsid="0029c104"/>
    </style:style>
    <style:style style:name="T25" style:family="text">
      <style:text-properties officeooo:rsid="002aec78"/>
    </style:style>
    <style:style style:name="T26" style:family="text">
      <style:text-properties fo:font-style="normal" style:font-style-asian="normal" style:font-style-complex="normal"/>
    </style:style>
    <style:style style:name="T27" style:family="text">
      <style:text-properties fo:font-style="normal" officeooo:rsid="002aec78" style:font-style-asian="normal"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75in" fo:text-indent="-0.25in" fo:margin-left="3.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in" fo:text-indent="-0.25in" fo:margin-left="4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75in" fo:text-indent="-0.25in" fo:margin-left="3.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in" fo:text-indent="-0.25in" fo:margin-left="4in"/>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75in" fo:text-indent="-0.25in" fo:margin-left="3.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in" fo:text-indent="-0.25in" fo:margin-left="4in"/>
        </style:list-level-properties>
        <style:text-properties style:font-name="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75in" fo:text-indent="-0.25in" fo:margin-left="3.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in" fo:text-indent="-0.25in" fo:margin-left="4in"/>
        </style:list-level-properties>
        <style:text-properties style:font-name="OpenSymbol"/>
      </text:list-level-style-bullet>
    </text:list-style>
    <style:style style:name="gr1" style:family="graphic">
      <style:graphic-properties draw:textarea-horizontal-align="justify" draw:textarea-vertical-align="middle" draw:auto-grow-height="false" fo:min-height="0.8492in" fo:min-width="0.0547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6in" fo:min-width="0.0547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5547in" fo:min-width="0.0484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4134in" fo:min-width="0.0429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0429in" fo:min-width="0.4563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0457in" fo:min-width="0.4626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0516in" fo:min-width="0.4661in"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0457in" fo:min-width="0.3925in"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0.3634in" fo:min-width="0.8783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296733438" text:style-name="L7">
        <text:list-item>
          <text:p text:style-name="P7"><text:span text:style-name="T5">Statically Typed language:</text:span></text:p>
          <text:p text:style-name="P7"><text:span text:style-name="T1">Type of language in which the variable type are checked at the compile time(type of the variable is known at the compile time). This is a compile or intermediate type language and is used at enterprise applications.</text:span></text:p>
          <text:p text:style-name="P7"/>
          <text:p text:style-name="P3"><text:span text:style-name="T1">Dynamically Typed Language:</text:span></text:p>
          <text:p text:style-name="P7"><text:span text:style-name="T1">The type of the variables is checked during the run-time</text:span></text:p>
        </text:list-item>
      </text:list>
      <text:p text:style-name="P8"><text:tab/></text:p>
      <text:p text:style-name="P8"><text:tab/><text:span text:style-name="T7">Java is a both statically and dynamically typed language.</text:span></text:p>
      <text:p text:style-name="P8"/>
      <text:p text:style-name="P8"><text:tab/><text:span text:style-name="T4">Strongly Typed Language</text:span></text:p>
      <text:p text:style-name="P8"><text:tab/><text:span text:style-name="T3">the type of the data (Ex: integer,character, decimal,...etc) is specified and <text:s/>highly considered.</text:span></text:p>
      <text:p text:style-name="P8"><text:span text:style-name="T2"><text:tab/></text:span></text:p>
      <text:p text:style-name="P8"><text:span text:style-name="T2"><text:tab/></text:span><text:span text:style-name="T4">Loosely Typed Language</text:span></text:p>
      <text:p text:style-name="P8"><text:tab/><text:span text:style-name="T3">the loosely typed language is a programming language that odes not require a variable to be <text:tab/>defined.</text:span></text:p>
      <text:p text:style-name="P8"><text:tab/></text:p>
      <text:p text:style-name="P8"><text:tab/><text:span text:style-name="T8">Java is a strongly typed language </text:span><text:span text:style-name="T2"><text:s/></text:span></text:p>
      <text:p text:style-name="P8"/>
      <text:p text:style-name="P8"/>
      <text:list xml:id="list203327476895485" text:continue-numbering="true" text:style-name="L7">
        <text:list-item>
          <text:p text:style-name="P4">Case Sensitive </text:p>
        </text:list-item>
      </text:list>
      <text:p text:style-name="P6"><text:tab/>The ability to distinguish uppercase or lowercase letters in a computer system or program. This <text:tab/>types of languages identify the lowercase and upper case letters as two different letters. <text:span text:style-name="T10">C#, <text:tab/>Java, XML, <text:s/>C+,C++,Python...etc are case sensitive languages.</text:span></text:p>
      <text:p text:style-name="P6"><text:tab/></text:p>
      <text:list xml:id="list203327436854419" text:continue-numbering="true" text:style-name="L7">
        <text:list-header>
          <text:p text:style-name="P5">Case Insensitive</text:p>
        </text:list-header>
      </text:list>
      <text:p text:style-name="P6"><text:tab/><text:span text:style-name="T10">the ability to ignore the difference between upper case and lower case versions of a letter. <text:tab/>Ada.SQL. Pascal are example for case insensitive languages. </text:span></text:p>
      <text:p text:style-name="P6"/>
      <text:list xml:id="list203327465873508" text:continue-numbering="true" text:style-name="L7">
        <text:list-header>
          <text:p text:style-name="P5">Case Sensitive- Insensitive</text:p>
        </text:list-header>
      </text:list>
      <text:p text:style-name="P6"><text:tab/></text:p>
      <text:p text:style-name="P6"><text:tab/><text:span text:style-name="T9">Java is case sensitive</text:span><text:span text:style-name="T11">.</text:span></text:p>
      <text:p text:style-name="P6"/>
      <text:p text:style-name="P6"/>
      <text:list xml:id="list203327898762944" text:continue-numbering="true" text:style-name="L7">
        <text:list-item>
          <text:p text:style-name="P11">Identity conversion</text:p>
          <text:p text:style-name="P11">Java programming language permits for any type to convert from a type to that same type. In other word assigning two instance of same type is identity conversion.</text:p>
          <text:p text:style-name="P11">Ex:</text:p>
          <text:list>
            <text:list-header>
              <text:p text:style-name="P11">int int1 = 2;</text:p>
              <text:p text:style-name="P11">int int2 = 3;</text:p>
              <text:p text:style-name="P11">int1 = int2;</text:p>
            </text:list-header>
          </text:list>
        </text:list-item>
      </text:list>
      <text:p text:style-name="P12"/>
      <text:p text:style-name="P12"><text:s text:c="18"/><text:span text:style-name="T12">String str1;</text:span></text:p>
      <text:p text:style-name="P12"><text:s text:c="18"/><text:span text:style-name="T12">String <text:s/>str2 = “NAME”;</text:span></text:p>
      <text:p text:style-name="P12"><text:tab/> <text:s text:c="6"/><text:span text:style-name="T12">str1 = str2; </text:span></text:p>
      <text:p text:style-name="P12"/>
      <text:list xml:id="list203326106414286" text:continue-numbering="true" text:style-name="L7">
        <text:list-header>
          <text:p text:style-name="P11"/>
        </text:list-header>
        <text:list-item>
          <text:p text:style-name="P11"><text:s/><text:span text:style-name="T13">Primitive widening conversion</text:span></text:p>
        </text:list-item>
      </text:list>
      <text:p text:style-name="P13"><text:soft-page-break/><text:tab/><text:span text:style-name="T16">P</text:span><text:span text:style-name="T14">rimitive widening conversion is done automatically. </text:span><text:span text:style-name="T15">following specific data type conversions are included in widening primitive type conversions</text:span></text:p>
      <text:list xml:id="list1587323255" text:style-name="L9">
        <text:list-item>
          <text:p text:style-name="P15">byte to short, int, long, float, double</text:p>
        </text:list-item>
        <text:list-item>
          <text:p text:style-name="P15">short to int, long, float, double</text:p>
        </text:list-item>
        <text:list-item>
          <text:p text:style-name="P15">char to int, long, float, double</text:p>
        </text:list-item>
        <text:list-item>
          <text:p text:style-name="P15">int to long , float, double</text:p>
        </text:list-item>
        <text:list-item>
          <text:p text:style-name="P15">long to float or double</text:p>
        </text:list-item>
      </text:list>
      <text:p text:style-name="P17"><text:s/><text:tab/><text:span text:style-name="T16">F</text:span>ollowing conversions are done automatically <text:span text:style-name="T16">as </text:span><text:span text:style-name="T14">storing <text:s/>a smaller size type in a large size type. </text:span></text:p>
      <text:list xml:id="list2960783188" text:style-name="L13">
        <text:list-item>
          <text:p text:style-name="P16">byte to short, int, long, float, double</text:p>
        </text:list-item>
        <text:list-item>
          <text:p text:style-name="P16">short to int, long, float, double</text:p>
        </text:list-item>
        <text:list-item>
          <text:p text:style-name="P16">char to int, long, float, double</text:p>
        </text:list-item>
        <text:list-item>
          <text:p text:style-name="P16">int to long , double</text:p>
        </text:list-item>
      </text:list>
      <text:list xml:id="list2677573632" text:style-name="L14">
        <text:list-header>
          <text:p text:style-name="P14">In this case, information about the overall magnitude of a numeric value are not lost, <text:span text:style-name="T16">where the numeric value preserved exactly <text:s/>as </text:span>storing <text:s/>a smaller size type in a large size type</text:p>
          <text:list>
            <text:list-item>
              <text:list>
                <text:list-item>
                  <text:list>
                    <text:list-item>
                      <text:list>
                        <text:list-item>
                          <text:list>
                            <text:list-item>
                              <text:p text:style-name="P18">byte, short, char to floating</text:p>
                            </text:list-item>
                            <text:list-item>
                              <text:p text:style-name="P18">int to double</text:p>
                            </text:list-item>
                            <text:list-item>
                              <text:p text:style-name="P18">float to double</text:p>
                            </text:list-item>
                          </text:list>
                        </text:list-item>
                      </text:list>
                    </text:list-item>
                  </text:list>
                </text:list-item>
              </text:list>
            </text:list-item>
          </text:list>
        </text:list-header>
      </text:list>
      <text:p text:style-name="P20"><text:tab/>But following widening primitive conversions may result <text:s/>lost of some of the least significalt <text:tab/>bits of the value. <text:s/><text:span text:style-name="T17">Those conversions have low accuracy and slow conversion.</text:span></text:p>
      <text:list xml:id="list2715725736" text:style-name="L15">
        <text:list-item>
          <text:p text:style-name="P19">Int to float</text:p>
        </text:list-item>
        <text:list-item>
          <text:p text:style-name="P19">long to float <text:span text:style-name="T17">(</text:span><text:span text:style-name="T18">T</text:span><text:span text:style-name="T17">his conversion occurs due to the IEEE 754 standard structuring)</text:span></text:p>
        </text:list-item>
        <text:list-item>
          <text:p text:style-name="P19">long to double</text:p>
        </text:list-item>
      </text:list>
      <text:p text:style-name="P20"><draw:custom-shape text:anchor-type="paragraph" draw:z-index="4" draw:name="Shape 6" draw:style-name="gr9" svg:width="0.8787in" svg:height="0.3634in" svg:x="3.2681in" svg:y="0.161in"><text:p text:style-name="P28">Char</text:p><text:p text:style-name="P28">16bit</text:p><draw:enhanced-geometry svg:viewBox="0 0 21600 21600" draw:type="rectangle" draw:enhanced-path="M 0 0 L 21600 0 21600 21600 0 21600 0 0 Z N"/></draw:custom-shape></text:p>
      <text:p text:style-name="P20"/>
      <text:p text:style-name="P20"><draw:custom-shape text:anchor-type="paragraph" draw:z-index="11" draw:name="Shape 12" draw:style-name="gr4" svg:width="0.085in" svg:height="0.4724in" svg:x="3.7043in" svg:y="0.1756in"><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0"/>
      <text:p text:style-name="P20"/>
      <text:p text:style-name="P20"><draw:custom-shape text:anchor-type="paragraph" draw:z-index="0" draw:name="Shape 1" draw:style-name="gr9" svg:width="0.8787in" svg:height="0.3634in" svg:x="0.4339in" svg:y="0.1071in"><text:p text:style-name="P28">Byte</text:p><text:p text:style-name="P28">(8bits)</text:p><draw:enhanced-geometry svg:viewBox="0 0 21600 21600" draw:type="rectangle" draw:enhanced-path="M 0 0 L 21600 0 21600 21600 0 21600 0 0 Z N"/></draw:custom-shape><draw:custom-shape text:anchor-type="paragraph" draw:z-index="1" draw:name="Shape 2" draw:style-name="gr9" svg:width="0.8787in" svg:height="0.3634in" svg:x="1.839in" svg:y="0.0953in"><text:p text:style-name="P28"><text:s text:c="2"/>Short</text:p><text:p text:style-name="P28">(16bit)</text:p><draw:enhanced-geometry svg:viewBox="0 0 21600 21600" draw:type="rectangle" draw:enhanced-path="M 0 0 L 21600 0 21600 21600 0 21600 0 0 Z N"/></draw:custom-shape><draw:custom-shape text:anchor-type="paragraph" draw:z-index="2" draw:name="Shape 3" draw:style-name="gr9" svg:width="0.8787in" svg:height="0.3634in" svg:x="3.2492in" svg:y="0.0984in"><text:p text:style-name="P28"><text:s/>Int</text:p><text:p text:style-name="P28">(32bit)</text:p><draw:enhanced-geometry svg:viewBox="0 0 21600 21600" draw:type="rectangle" draw:enhanced-path="M 0 0 L 21600 0 21600 21600 0 21600 0 0 Z N"/></draw:custom-shape><draw:custom-shape text:anchor-type="paragraph" draw:z-index="3" draw:name="Shape 4" draw:style-name="gr9" svg:width="0.8787in" svg:height="0.3634in" svg:x="4.6563in" svg:y="0.1016in"><text:p text:style-name="P28">Long</text:p><text:p text:style-name="P28">(64bit)</text:p><draw:enhanced-geometry svg:viewBox="0 0 21600 21600" draw:type="rectangle" draw:enhanced-path="M 0 0 L 21600 0 21600 21600 0 21600 0 0 Z N"/></draw:custom-shape></text:p>
      <text:list xml:id="list203327135102938" text:continue-numbering="true" text:style-name="L15">
        <text:list-header>
          <text:p text:style-name="P19"><draw:custom-shape text:anchor-type="paragraph" draw:z-index="7" draw:name="Shape 8" draw:style-name="gr8" svg:width="0.448in" svg:height="0.0906in" svg:x="1.3126in" svg:y="0.10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9" draw:style-name="gr7" svg:width="0.5323in" svg:height="0.1031in" svg:x="2.7173in" svg:y="0.05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 10" draw:style-name="gr6" svg:width="0.5287in" svg:height="0.0913in" svg:x="4.128in" svg:y="0.099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header>
      </text:list>
      <text:list xml:id="list203326047343901" text:continue-list="list2677573632" text:style-name="L14">
        <text:list-header>
          <text:p text:style-name="P1"><draw:custom-shape text:anchor-type="paragraph" draw:z-index="12" draw:name="Shape 13" draw:style-name="gr3" svg:width="0.0969in" svg:height="0.6343in" svg:x="5.1098in" svg:y="0.113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 14" draw:style-name="gr2" svg:width="0.1094in" svg:height="0.6858in" svg:x="3.65in" svg:y="0.07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 draw:name="Shape 15" draw:style-name="gr1" svg:width="0.1094in" svg:height="0.9705in" draw:transform="rotate (0.934449281517764) translate (4.12777777777778in 0.16597222222222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5" draw:name="Shape 16" draw:style-name="gr1" svg:width="0.1094in" svg:height="0.9705in" draw:transform="rotate (-0.853815070075627) translate (4.72430555555556in 0.037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list-header>
      </text:list>
      <text:p text:style-name="P2"/>
      <text:p text:style-name="P12"/>
      <text:p text:style-name="P21"><draw:custom-shape text:anchor-type="paragraph" draw:z-index="5" draw:name="Shape 5" draw:style-name="gr9" draw:text-style-name="P28" svg:width="0.8787in" svg:height="0.3634in" svg:x="4.6744in" svg:y="0.172in"><text:p text:style-name="P28">Double</text:p><text:p text:style-name="P28">(64bit)</text:p><draw:enhanced-geometry svg:viewBox="0 0 21600 21600" draw:type="rectangle" draw:enhanced-path="M 0 0 L 21600 0 21600 21600 0 21600 0 0 Z N"/></draw:custom-shape><draw:custom-shape text:anchor-type="paragraph" draw:z-index="6" draw:name="Shape 7" draw:style-name="gr9" draw:text-style-name="P28" svg:width="0.8787in" svg:height="0.3634in" svg:x="3.2437in" svg:y="0.189in"><text:p text:style-name="P28">Float</text:p><text:p text:style-name="P28">(16bit)</text:p><draw:enhanced-geometry svg:viewBox="0 0 21600 21600" draw:type="rectangle" draw:enhanced-path="M 0 0 L 21600 0 21600 21600 0 21600 0 0 Z N"/></draw:custom-shape><draw:custom-shape text:anchor-type="paragraph" draw:z-index="10" draw:name="Shape 11" draw:style-name="gr5" svg:width="0.5213in" svg:height="0.085in" svg:x="4.1535in" svg:y="0.319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
      <text:p text:style-name="P21"/>
      <text:p text:style-name="P21"/>
      <text:p text:style-name="P21"/>
      <text:p text:style-name="P21">5) Run-time constant</text:p>
      <text:p text:style-name="P22">Run time constant can only be computed while the application is running. The value is unknown at the beginning. But JVM knows the value.</text:p>
      <text:p text:style-name="P21"/>
      <text:p text:style-name="P21"><text:s/>Compile-time constant</text:p>
      <text:p text:style-name="P9"><text:span text:style-name="T19">If a primitive type or a string is defined as a constant and the value is known at compile time, the compiler replaces the constant name everywhere in the code with its value. This is called a compile-time constant. </text:span><text:span text:style-name="T20">A compile-time constant will have the same value each time an application runs.</text:span></text:p>
      <text:p text:style-name="P9"/>
      <text:p text:style-name="P22">In the narrow primitive conversion, the values need to be compile time constant and the number should be in the relevant bits range.</text:p>
      <text:p text:style-name="P22"><text:soft-page-break/></text:p>
      <text:p text:style-name="P23">6) Implicit (Automatic) Narrowing Primitive Conversions</text:p>
      <text:p text:style-name="P24">this is the conversion <text:span text:style-name="T21">of </text:span>data type having larger range to a smaller range data type. This will result in loss of information. <text:span text:style-name="T21">This occurs automatically without the need for explicit instruction from the programmer. </text:span><text:span text:style-name="T22">There are two conditions to be satisfied to this conversion.</text:span></text:p>
      <text:p text:style-name="P24"><text:s text:c="3"/><text:span text:style-name="T22">1- </text:span><text:span text:style-name="T23">the value should be a compile time constant</text:span></text:p>
      <text:p text:style-name="P24"><text:s text:c="3"/><text:span text:style-name="T23">2- the data type with larger range should be in the range of target data type(data type having smaller <text:tab/>range)</text:span></text:p>
      <text:p text:style-name="P26">Ex : final int myInt1 = 23;</text:p>
      <text:p text:style-name="P26"><text:s text:c="8"/>short myShort1 = myInt1;</text:p>
      <text:p text:style-name="P26"/>
      <text:p text:style-name="P23"/>
      <text:p text:style-name="P23">Explicit Narrowing Conversions (Casting)</text:p>
      <text:p text:style-name="P25">In the explicit narrowing conversion also a data type having larger range is converted in to a data type having smaller range. This type of conversion requires the programmer to specify the desired data type explicitly during the conversion to indicate that they are aware of the potential loss of data. This will lead to incorrect result as the type range to be converted is exceeds the target data type.</text:p>
      <text:p text:style-name="P25"/>
      <text:p text:style-name="P25">Ex: <text:s text:c="2"/>long Value1 = 1242002L;</text:p>
      <text:p text:style-name="P25"><text:s text:c="8"/>short Value2 = (short) Value1;</text:p>
      <text:p text:style-name="P25"/>
      <text:p text:style-name="P10"><text:span text:style-name="T24">7) <text:s/>The data representation of floating point numbers in the memory follows the standard of IEEE 754. when converting long data type in to float data type, the conversion is independent from the the bit size range. But the conversion type is widening primitive conversion. </text:span><text:span text:style-name="T25">Long to float conversion occurs due to the IEEE 754 structure of floats. But this</text:span> may result in<text:span text:style-name="T26"> </text:span><text:span text:style-name="Emphasis"><text:span text:style-name="T26">loss of precision</text:span></text:span><text:span text:style-name="T26"> </text:span><text:span text:style-name="T27">(</text:span>that is, the result may lose some of the least significant bits of the value.<text:span text:style-name="T25">)</text:span> In this case, the resulting floating-point value will be a correctly rounded version of the integer value, using IEEE 754 round-to-nearest mode.</text:p>
      <text:p text:style-name="P10"/>
      <text:p text:style-name="P10"/>
      <text:p text:style-name="P27"/>
      <text:p text:style-name="P27"/>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0:04:14.355588658</meta:creation-date>
    <meta:generator>LibreOffice/7.3.7.2$Linux_X86_64 LibreOffice_project/30$Build-2</meta:generator>
    <dc:date>2023-07-31T20:33:25.752633008</dc:date>
    <meta:editing-duration>PT3H42M26S</meta:editing-duration>
    <meta:editing-cycles>8</meta:editing-cycles>
    <meta:document-statistic meta:table-count="0" meta:image-count="0" meta:object-count="0" meta:page-count="3" meta:paragraph-count="67" meta:word-count="808" meta:character-count="4851" meta:non-whitespace-character-count="4015"/>
  </office:meta>
</office:document-meta>
</file>